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7pt" officeooo:paragraph-rsid="00273338" style:font-size-asian="7pt" style:font-size-complex="7pt"/>
    </style:style>
    <style:style style:name="P2" style:family="paragraph" style:parent-style-name="Text_20_body">
      <style:text-properties fo:font-size="7pt" officeooo:rsid="0028921b" officeooo:paragraph-rsid="00299a70" style:font-size-asian="7pt" style:font-size-complex="7pt"/>
    </style:style>
    <style:style style:name="P3" style:family="paragraph" style:parent-style-name="Text_20_body">
      <style:text-properties fo:font-size="7pt" officeooo:rsid="0028921b" officeooo:paragraph-rsid="002f247f" style:font-size-asian="7pt" style:font-size-complex="7pt"/>
    </style:style>
    <style:style style:name="P4" style:family="paragraph" style:parent-style-name="Text_20_body">
      <style:paragraph-properties fo:text-align="start" style:justify-single-word="false"/>
      <style:text-properties fo:font-size="7pt" fo:font-style="italic" officeooo:paragraph-rsid="002b59de" style:font-size-asian="7pt" style:font-style-asian="italic" style:font-size-complex="7pt" style:font-style-complex="italic"/>
    </style:style>
    <style:style style:name="P5" style:family="paragraph" style:parent-style-name="Text_20_body">
      <style:paragraph-properties fo:text-align="end" style:justify-single-word="false"/>
      <style:text-properties fo:font-size="7pt" fo:font-style="italic" officeooo:rsid="002b59de" officeooo:paragraph-rsid="002b59de" style:font-size-asian="7pt" style:font-style-asian="italic" style:font-size-complex="7pt" style:font-style-complex="italic"/>
    </style:style>
    <style:style style:name="P6" style:family="paragraph" style:parent-style-name="Text_20_body">
      <style:text-properties fo:font-size="6.90000009536743pt" officeooo:rsid="0023be99" officeooo:paragraph-rsid="0023be99" style:font-size-asian="6.90000009536743pt" style:font-size-complex="6.90000009536743pt"/>
    </style:style>
    <style:style style:name="P7" style:family="paragraph" style:parent-style-name="Text_20_body">
      <style:text-properties officeooo:paragraph-rsid="002b59de"/>
    </style:style>
    <style:style style:name="P8" style:family="paragraph" style:parent-style-name="Heading_20_1">
      <style:text-properties officeooo:rsid="0017a89a" officeooo:paragraph-rsid="0017a89a"/>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208e10" officeooo:paragraph-rsid="00208e10"/>
    </style:style>
    <style:style style:name="P11" style:family="paragraph" style:parent-style-name="Text_20_body">
      <style:text-properties officeooo:paragraph-rsid="0017a89a"/>
    </style:style>
    <style:style style:name="P12" style:family="paragraph" style:parent-style-name="Text_20_body">
      <style:text-properties officeooo:paragraph-rsid="00325561"/>
    </style:style>
    <style:style style:name="P13" style:family="paragraph" style:parent-style-name="Text_20_body">
      <style:text-properties officeooo:paragraph-rsid="00340d8d"/>
    </style:style>
    <style:style style:name="T1" style:family="text">
      <style:text-properties officeooo:rsid="001ef26b"/>
    </style:style>
    <style:style style:name="T2" style:family="text">
      <style:text-properties fo:font-size="7pt" style:font-size-asian="7pt" style:font-size-complex="7pt"/>
    </style:style>
    <style:style style:name="T3" style:family="text">
      <style:text-properties fo:font-size="7pt" officeooo:rsid="002b59de" style:font-size-asian="7pt" style:font-size-complex="7pt"/>
    </style:style>
    <style:style style:name="T4" style:family="text">
      <style:text-properties fo:font-size="6.90000009536743pt" officeooo:rsid="00325561" style:font-size-asian="6.90000009536743pt" style:font-size-complex="6.90000009536743pt"/>
    </style:style>
    <style:style style:name="T5" style:family="text">
      <style:text-properties fo:font-size="6.90000009536743pt" officeooo:rsid="0017a89a" style:font-size-asian="6.90000009536743pt" style:font-size-complex="6.90000009536743pt"/>
    </style:style>
    <style:style style:name="T6" style:family="text">
      <style:text-properties fo:font-size="6.90000009536743pt" officeooo:rsid="0023be99" style:font-size-asian="6.90000009536743pt" style:font-size-complex="6.90000009536743pt"/>
    </style:style>
    <style:style style:name="T7" style:family="text">
      <style:text-properties fo:font-size="6.90000009536743pt" officeooo:rsid="00340d8d" style:font-size-asian="6.90000009536743pt" style:font-size-complex="6.90000009536743pt"/>
    </style:style>
    <style:style style:name="T8" style:family="text">
      <style:text-properties fo:font-size="6.90000009536743pt" officeooo:rsid="00185b16" style:font-size-asian="6.90000009536743pt" style:font-size-complex="6.90000009536743pt"/>
    </style:style>
    <style:style style:name="T9" style:family="text">
      <style:text-properties fo:font-size="6.90000009536743pt" officeooo:rsid="0037dac1" style:font-size-asian="6.90000009536743pt" style:font-size-complex="6.90000009536743pt"/>
    </style:style>
    <style:style style:name="T10" style:family="text">
      <style:text-properties officeooo:rsid="00273338"/>
    </style:style>
    <style:style style:name="T11" style:family="text">
      <style:text-properties officeooo:rsid="00299a70"/>
    </style:style>
    <style:style style:name="T12" style:family="text">
      <style:text-properties officeooo:rsid="002b59de"/>
    </style:style>
    <style:style style:name="T13" style:family="text">
      <style:text-properties officeooo:rsid="002d51d6"/>
    </style:style>
    <style:style style:name="T14" style:family="text">
      <style:text-properties officeooo:rsid="002f247f"/>
    </style:style>
    <style:style style:name="T15" style:family="text">
      <style:text-properties officeooo:rsid="002fdd1c"/>
    </style:style>
    <style:style style:name="T16" style:family="text">
      <style:text-properties officeooo:rsid="0031196f"/>
    </style:style>
    <style:style style:name="T17" style:family="text">
      <style:text-properties officeooo:rsid="00325561"/>
    </style:style>
    <style:style style:name="T18" style:family="text">
      <style:text-properties style:font-name="Arial" fo:font-size="6.90000009536743pt" officeooo:rsid="00325561" style:font-size-asian="6.90000009536743pt" style:font-size-complex="6.90000009536743pt"/>
    </style:style>
    <style:style style:name="T19" style:family="text">
      <style:text-properties style:font-name="Arial" fo:font-size="6.90000009536743pt" officeooo:rsid="00340d8d" style:font-size-asian="6.90000009536743pt" style:font-size-complex="6.90000009536743pt"/>
    </style:style>
    <style:style style:name="T20" style:family="text">
      <style:text-properties style:font-name="Arial" fo:font-size="6.90000009536743pt" officeooo:rsid="0037dac1" style:font-size-asian="6.90000009536743pt" style:font-size-complex="6.90000009536743pt"/>
    </style:style>
    <style:style style:name="T21" style:family="text">
      <style:text-properties officeooo:rsid="00340d8d"/>
    </style:style>
    <style:style style:name="T22" style:family="text">
      <style:text-properties officeooo:rsid="00371010"/>
    </style:style>
    <style:style style:name="T23" style:family="text">
      <style:text-properties officeooo:rsid="0037da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10">–</text:span> now we’re all over Europe and occasional in the rest of the world.</text:p>
      <text:h text:style-name="P8" text:outline-level="1"><text:span text:style-name="Heading">The Network</text:span></text:h>
      <text:p text:style-name="Text_20_body">The Rhythms of Resistance (RoR) network of activist samba drum bands comprises more than <text:span text:style-name="T16">6</text:span>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8"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10" text:outline-level="1"><text:span text:style-name="Heading">Cultural Appropriation</text:span></text:h>
      <text:p text:style-name="P1">Cultural appropriation is the adoption of elements of <text:span text:style-name="T10">a minority culture by members of a dominant culture, while </text:span>using these elements outside of their original cultural context. Th<text:span text:style-name="T12">ese</text:span> cultural propert<text:span text:style-name="T12">ies</text:span> may be forms of dress, music or art, religion, language, intellectual property or social behavior, all of which may have deep cultural meaning to the original culture, but may be used as fashion by those from outside that culture.</text:p>
      <text:p text:style-name="P7"><text:span text:style-name="T2">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3">“</text:span><text:a xlink:type="simple" xlink:href="https://en.wikipedia.org/wiki/Exoticism" text:style-name="Internet_20_link" text:visited-style-name="Visited_20_Internet_20_Link"><text:span text:style-name="T2">exotic</text:span></text:a><text:a xlink:type="simple" xlink:href="https://en.wikipedia.org/wiki/Exoticism" text:style-name="Internet_20_link" text:visited-style-name="Visited_20_Internet_20_Link"><text:span text:style-name="T3">”</text:span></text:a><text:span text:style-name="T2"> fashion or toys by those from the dominant culture. </text:span><text:span text:style-name="T3">W</text:span><text:span text:style-name="T2">hen this is done, the imitator, who does not experience that oppression is able to </text:span><text:span text:style-name="T3">“</text:span><text:span text:style-name="T2">play</text:span><text:span text:style-name="T3">”</text:span><text:span text:style-name="T2">, temporarily, an </text:span><text:span text:style-name="T3">“</text:span><text:span text:style-name="T2">exotic</text:span><text:span text:style-name="T3">”</text:span><text:span text:style-name="T2"> other, without experiencing any of the daily discriminations faced by other cultures. </text:span><text:span text:style-name="T3">A</text:span><text:span text:style-name="T2">ppropriation and the </text:span><text:span text:style-name="T3">“</text:span><text:span text:style-name="T2">fetishizing</text:span><text:span text:style-name="T3">”</text:span><text:span text:style-name="T2"> of cultures, in fact, alienates those whose culture is being appropriated</text:span></text:p>
      <text:p text:style-name="P5">(From Wikipedia)</text:p>
      <text:p text:style-name="P4"/>
      <text:p text:style-name="P2">Rhythms of Resistance takes its form of action and some aspects of <text:span text:style-name="T13">its</text:span> music from a Brazilian <text:span text:style-name="T15">B</text:span>lack liberation movement, while not being part of that movement. Our selection of <text:span text:style-name="T11">instruments is the same and our way of maestrating similar to real batucadas. </text:span>Custard, Samba Reggae and Sheffield Samba Reggae are simplified versions <text:span text:style-name="T11">of original Samba Reggae rhythms, and Afoxê, Bhangra, Crazy Monkey, Hafla and probably others are based on other styles of music from the Global South. The names Voodoo and Xango have a religious background.</text:span></text:p>
      <text:p text:style-name="P3"><text:span text:style-name="T10">There is an ongoing debate in the </text:span>RoR <text:span text:style-name="T10">network about </text:span>to what extent this is cultural appropriation, and what consequences to draw from that. Many bands have decided to <text:span text:style-name="T14">stop</text:span> call<text:span text:style-name="T14">ing</text:span> themselves “Samba” or “Batucada”, but rather use alternative phrases like <text:span text:style-name="T14">p</text:span>ercussion or <text:span text:style-name="T14">d</text:span>rumming. <text:span text:style-name="T12">Some bands have decided to stop playing specific tunes.</text:span></text:p>
      <text:p text:style-name="P3">Still it is important to acknowledge that our <text:span text:style-name="T14">methods and </text:span>music <text:span text:style-name="T14">are</text:span> inspired by Samba <text:span text:style-name="T14">and Carnival </text:span>and <text:span text:style-name="T14">are</text:span> using many elements from it.</text:p>
      <text:h text:style-name="P9" text:outline-level="1"><text:span text:style-name="Heading">RoR Player</text:span></text:h>
      <text:p text:style-name="P11"><text:span text:style-name="T4">The RoR </text:span><text:span text:style-name="T18">P</text:span><text:span text:style-name="T4">layer can be used on </text:span><text:span text:style-name="T18">computers and smartphones to browse the tune sheets of all RoR tunes, listen to them, combine them in differnet ways, modify them</text:span><text:span text:style-name="T5">, and even create own tunes </text:span><text:span text:style-name="T4">and share them with others</text:span><text:span text:style-name="T5">. </text:span><text:span text:style-name="T4">It can be found at https://player.rhythms-of-resistance.org/. It works directly in the browser, and after being used for the first time</text:span><text:span text:style-name="T18"> it, it can also be opened without an internet connection.</text:span></text:p>
      <text:p text:style-name="P6">The player has two modes, which can <text:span text:style-name="T17">be </text:span>select<text:span text:style-name="T17">ed</text:span>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 <text:span text:style-name="T21">Some tunes have a video where you can see how it is played and maestrated. You can find more videos and upload your own </text:span><text:span text:style-name="T22">on the RoR Tube: https://tube.rhythms-of-resistance.org/</text:span></text:p>
      <text:p text:style-name="P6">By clicking the dropdown with the Equalizer symbol, you can make specific instruments louder or quieter, adjust the playback speed, and add a whistle sound on the 1 or on each beat.</text:p>
      <text:p text:style-name="P12"><text:span text:style-name="T6">In “Compose” mode, you can modify tunes/breaks, compose your own ones, and listen to them in different combinations. </text:span><text:span text:style-name="T4">On the left side, there is an overview of all tunes and breaks, and </text:span><text:span text:style-name="T18">o</text:span><text:span text:style-name="T5">n the right side you can </text:span><text:span text:style-name="T18">compose</text:span><text:span text:style-name="T5"> a </text:span><text:span text:style-name="T6">“</text:span><text:span text:style-name="T5">song</text:span><text:span text:style-name="T6">”. </text:span><text:span text:style-name="T4">A song is a sequence of tunes and breaks, which you can </text:span><text:span text:style-name="T7">use </text:span><text:span text:style-name="T19">if you want to hear how different breaks would sound in combination.</text:span></text:p>
      <text:p text:style-name="P13"><text:span text:style-name="T19">To create a new tune, click the “New tune” button on the bottom left. To add a new break to an existing tune, expand the tune on the left and click on the plus icon underneath all its breaks. To edit an existing tune or break, click the pen icon. The tune sheet is opened and you can modify it by clicking the individual strokes, even while it is playing. You can also use the keyboard (for example pressing X </text:span><text:span text:style-name="T20">or Space</text:span><text:span text:style-name="T19">) for faster composing.</text:span></text:p>
      <text:p text:style-name="P11"><text:span text:style-name="T8">Any modifications that you make to existing tunes and any tunes that you create are saved in your browser, </text:span><text:span text:style-name="T7">so others cannot see them but they stay on</text:span><text:span text:style-name="T8"> your computer. </text:span><text:span text:style-name="T19">T</text:span><text:span text:style-name="T8">o share them with other people, click on “Tools” → “Share” to generate a link that contains your tunes. When opening a link that someone else sent you, use the “History” button on the top right to go back to the tunes/songs that you had created befo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4-23T23:43:18.822683814</meta:creation-date>
    <dc:date>2020-02-01T17:08:38.238470117</dc:date>
    <meta:editing-duration>PT5H50M36S</meta:editing-duration>
    <meta:editing-cycles>20</meta:editing-cycles>
    <meta:generator>LibreOffice/6.4.0.3$Linux_X86_64 LibreOffice_project/40$Build-3</meta:generator>
    <meta:document-statistic meta:table-count="0" meta:image-count="0" meta:object-count="0" meta:page-count="4" meta:paragraph-count="31" meta:word-count="1387" meta:character-count="8252" meta:non-whitespace-character-count="6895"/>
  </office:meta>
</office:document-meta>
</file>